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AE0000015E785C0025EAB43D8E.png" manifest:media-type="image/png"/>
  <manifest:file-entry manifest:full-path="Pictures/100000000000028000000168F6C637001CD4988F.pdf" manifest:media-type="application/pdf"/>
  <manifest:file-entry manifest:full-path="Pictures/100010580000879200001508D21A14F0A9096EB5.svg" manifest:media-type="image/svg+xml"/>
  <manifest:file-entry manifest:full-path="Pictures/10000000000002C300000267B132E70BA21BEABC.png" manifest:media-type="image/png"/>
  <manifest:file-entry manifest:full-path="Pictures/1000000000000280000001689B773A4857D831FE.png" manifest:media-type="image/png"/>
  <manifest:file-entry manifest:full-path="Pictures/1000020100000520000000CCA417CD673397442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7.12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draw:auto-grow-height="true" fo:min-height="2.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T-AM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GPS Tracker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å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otivation</text:p>
              </text:list-item>
              <text:list-item>
                <text:p>Produkt</text:p>
                <text:list>
                  <text:list-item>
                    <text:p>GPS</text:p>
                  </text:list-item>
                  <text:list-item>
                    <text:p>GSM</text:p>
                  </text:list-item>
                  <text:list-item>
                    <text:p>SD</text:p>
                  </text:list-item>
                  <text:list-item>
                    <text:p>Power Saving options</text:p>
                  </text:list-item>
                  <text:list-item>
                    <text:p>Bootloader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5.316cm" svg:height="8.616cm" svg:x="12.192cm" svg:y="4.318cm">
          <draw:image xlink:href="Pictures/100000000000028000000168F6C637001CD4988F.pdf" xlink:type="simple" xlink:show="embed" xlink:actuate="onLoad">
            <text:p/>
          </draw:image>
          <draw:image xlink:href="Pictures/1000000000000280000001689B773A4857D831FE.png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Demo</text:p>
          </draw:text-box>
        </draw:frame>
        <draw:frame draw:style-name="gr3" draw:text-style-name="P3" xml:id="id1" draw:id="id1" draw:layer="layout" svg:width="9.866cm" svg:height="8.284cm" svg:x="1.781cm" svg:y="4.225cm" presentation:class="graphic" presentation:user-transformed="true">
          <draw:image xlink:href="Pictures/10000000000002AE0000015E785C0025EAB43D8E.png" xlink:type="simple" xlink:show="embed" xlink:actuate="onLoad">
            <text:p/>
          </draw:image>
        </draw:frame>
        <draw:frame draw:style-name="gr4" draw:text-style-name="P3" xml:id="id2" draw:id="id2" draw:layer="layout" svg:width="11.027cm" svg:height="9.593cm" svg:x="12.849cm" svg:y="4.123cm">
          <draw:image xlink:href="Pictures/10000000000002C300000267B132E70BA21BEAB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417CD6733974423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9T12:40:39.585180308</meta:creation-date>
    <meta:editing-duration>PT27M30S</meta:editing-duration>
    <meta:editing-cycles>4</meta:editing-cycles>
    <meta:generator>LibreOffice/6.0.4.2$Linux_X86_64 LibreOffice_project/00m0$Build-2</meta:generator>
    <dc:title>Bright Blue</dc:title>
    <dc:date>2018-06-20T10:11:45.740610736</dc:date>
    <meta:document-statistic meta:object-count="36"/>
  </office:meta>
</office:document-meta>
</file>